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4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atabase</text:p>
          </table:table-cell>
          <table:table-cell table:style-name="Default" office:value-type="string" calcext:value-type="string">
            <text:p>use_pairs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orrected</text:p>
          </table:table-cell>
          <table:table-cell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database</text:p>
          </table:table-cell>
          <table:table-cell table:style-name="Default" office:value-type="string" calcext:value-type="string">
            <text:p>use_pairs</text:p>
          </table:table-cell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orrected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2.13 ± 2.37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2.13 ± 2.37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69 ± 2.72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69 ± 2.72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34 ± 2.64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34 ± 2.64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89 ± 2.95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.89 ± 2.95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36 ± 2.84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36 ± 2.84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9 ± 3.36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39 ± 3.36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11 ± 3.10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11 ± 3.10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.99 ± 2.82</text:p>
          </table:table-cell>
          <table:table-cell table:number-columns-repeated="2"/>
          <table:table-cell office:value-type="string" calcext:value-type="string">
            <text:p>vgg_full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.99 ± 2.82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9.90 ± 2.68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97 ± 1.64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13 ± 3.05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79 ± 1.67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6.54 ± 2.28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43 ± 1.93</text:p>
          </table:table-cell>
        </table:table-row>
        <table:table-row table:style-name="ro1">
          <table:table-cell office:value-type="string" calcext:value-type="string">
            <text:p>vgg_full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18 ± 2.95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01 ± 2.12</text:p>
          </table:table-cell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.97 ± 1.64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72 ± 2.02</text:p>
          </table:table-cell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79 ± 1.67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42 ± 1.77</text:p>
          </table:table-cell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43 ± 1.93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62 ± 2.13</text:p>
          </table:table-cell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.01 ± 2.12</text:p>
          </table:table-cell>
          <table:table-cell table:number-columns-repeated="2"/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96 ± 1.69</text:p>
          </table:table-cell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72 ± 2.02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42 ± 1.77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.62 ± 2.13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gfi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.96 ± 1.69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.44 ± 2.71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1.10 ± 2.54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44 ± 2.82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vgg_lsvm</text:p>
          </table:table-cell>
          <table:table-cell office:value-type="string" calcext:value-type="string">
            <text:p>ndiri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40x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7.25 ± 2.60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26T21:52:12.608520945</dc:date>
    <meta:editing-duration>PT9H42M53S</meta:editing-duration>
    <meta:editing-cycles>1</meta:editing-cycles>
    <meta:document-statistic meta:table-count="1" meta:cell-count="252" meta:object-count="0"/>
    <meta:generator>LibreOffice/7.3.3.2$Linux_X86_64 LibreOffice_project/30$Build-2</meta:generator>
  </office:meta>
</office:document-meta>
</file>